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Fax" svg:font-family="'Lucida Fax'" style:font-family-generic="roman" style:font-pitch="variable"/>
    <style:font-face style:name="Arial Rounded MT Bold" svg:font-family="'Arial Rounded MT Bold'" style:font-family-generic="swiss" style:font-pitch="variable"/>
    <style:font-face style:name="HP Simplified" svg:font-family="'HP Simplifi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ff" draw:textarea-horizontal-align="justify" draw:textarea-vertical-align="middle" draw:auto-grow-height="false" fo:min-height="2.671cm" fo:min-width="3.691cm" draw:shadow="visible" draw:shadow-offset-x="0.212cm" draw:shadow-offset-y="0.212cm" draw:shadow-opacity="75%"/>
    </style:style>
    <style:style style:name="gr2" style:family="graphic" style:parent-style-name="standard">
      <style:graphic-properties draw:stroke="none" svg:stroke-color="#000000" draw:fill="none" draw:fill-color="#ffffff" fo:min-height="4.148cm"/>
    </style:style>
    <style:style style:name="gr3" style:family="graphic" style:parent-style-name="standard">
      <style:graphic-properties draw:stroke="dash" draw:stroke-dash="_33__20_Dashes_20_3_20_Dots_20__28_var_29_" svg:stroke-color="#3333ff" draw:fill="none" draw:fill-color="#ffffff" draw:textarea-vertical-align="middle" fo:min-height="2.776cm"/>
    </style:style>
    <style:style style:name="P1" style:family="paragraph">
      <style:paragraph-properties fo:text-align="center"/>
      <style:text-properties style:font-name="Liberation Serif1"/>
    </style:style>
    <style:style style:name="P2" style:family="paragraph">
      <loext:graphic-properties draw:fill-color="#3333ff"/>
      <style:paragraph-properties fo:text-align="center"/>
      <style:text-properties fo:color="#ffffff" style:font-name="Liberation Serif1"/>
    </style:style>
    <style:style style:name="P3" style:family="paragraph">
      <style:paragraph-properties fo:text-align="center"/>
      <style:text-properties fo:color="#ffffff" style:font-name="Liberation Serif1"/>
    </style:style>
    <style:style style:name="P4" style:family="paragraph">
      <style:paragraph-properties fo:text-align="center"/>
      <style:text-properties style:font-name="Liberation Serif"/>
    </style:style>
    <style:style style:name="P5" style:family="paragraph">
      <loext:graphic-properties draw:fill-color="#3333ff"/>
      <style:paragraph-properties fo:text-align="center"/>
      <style:text-properties fo:color="#ffffff" style:font-name="Liberation Serif"/>
    </style:style>
    <style:style style:name="P6" style:family="paragraph">
      <style:text-properties fo:color="#3333ff" style:font-name="Liberation Serif" fo:font-size="36pt" style:font-size-asian="36pt" style:font-size-complex="36pt"/>
    </style:style>
    <style:style style:name="P7" style:family="paragraph">
      <loext:graphic-properties draw:fill="none" draw:fill-color="#ffffff"/>
      <style:text-properties fo:color="#3333ff" style:font-name="Liberation Serif" fo:font-size="36pt" style:font-size-asian="36pt" style:font-size-complex="36pt"/>
    </style:style>
    <style:style style:name="P8" style:family="paragraph">
      <style:paragraph-properties fo:text-align="justify"/>
      <style:text-properties fo:color="#3333ff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justify"/>
      <style:text-properties fo:color="#3333ff" fo:font-size="14pt" style:font-size-asian="14pt" style:font-size-complex="14pt"/>
    </style:style>
    <style:style style:name="T1" style:family="text">
      <style:text-properties fo:color="#ffffff" style:font-name="Liberation Serif1"/>
    </style:style>
    <style:style style:name="T2" style:family="text">
      <style:text-properties fo:color="#ffffff" style:font-name="Liberation Serif"/>
    </style:style>
    <style:style style:name="T3" style:family="text">
      <style:text-properties fo:color="#3333ff" style:font-name="Liberation Serif" fo:font-size="36pt" style:font-size-asian="36pt" style:font-size-complex="36pt"/>
    </style:style>
    <style:style style:name="T4" style:family="text">
      <style:text-properties fo:color="#3333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2.921cm" svg:x="1.381cm" svg:y="2.199cm">
          <text:p text:style-name="P1"><text:span text:style-name="T1">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2.921cm" svg:x="4.334cm" svg:y="5.599cm">
          <text:p text:style-name="P3"><text:span text:style-name="T1">BU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2.921cm" svg:x="7.233cm" svg:y="9.008cm">
          <text:p text:style-name="P1"><text:span text:style-name="T1">OPER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2.921cm" svg:x="10.122cm" svg:y="12.368cm">
          <text:p text:style-name="P1"><text:span text:style-name="T1">PR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91cm" svg:height="2.921cm" svg:x="13.16cm" svg:y="15.789cm">
          <text:p text:style-name="P4"><text:span text:style-name="T2">DISPOSE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0.16cm" svg:height="4.466cm" svg:x="1.002cm" svg:y="15.917cm">
          <draw:text-box>
            <text:p text:style-name="P6"><text:span text:style-name="T3">STRATEGIC</text:span></text:p>
            <text:p text:style-name="P6"><text:span text:style-name="T3">ASSET</text:span></text:p>
            <text:p text:style-name="P6"><text:span text:style-name="T3">MANAGEMENT</text:span></text:p>
          </draw:text-box>
        </draw:frame>
        <draw:frame draw:style-name="gr3" draw:text-style-name="P9" draw:layer="layout" svg:width="17.272cm" svg:height="3.026cm" svg:x="6.715cm" svg:y="2.17cm">
          <draw:text-box>
            <text:p text:style-name="P8"><text:span text:style-name="T4">EQUIPMENT IS ENGINEERED AND DESIGNED WITH THE TOTAL ASSET LIFE CYCLE IN MIND. FUTURE MAINTENANCE AND COST OF OPERATION DRIVE DESIGN AS MUCH AS FUNCTION</text:span></text:p>
          </draw:text-box>
        </draw:frame>
        <draw:frame draw:style-name="gr3" draw:text-style-name="P9" draw:layer="layout" svg:width="17.272cm" svg:height="3.026cm" svg:x="9.255cm" svg:y="5.594cm">
          <draw:text-box>
            <text:p text:style-name="P8"><text:span text:style-name="T4">EQUIPMENT IS BUILT AND INSTALLED WITH STRICT QUALITY CONTROLS. THIS ASSURES THAT MINOR FLAWS INTRODUCED DURING MANUFACTURE AND INSTALLATION DO NOT CREATE MAJOR PROBLEMS LATER IN LIFE CYC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Fax" svg:font-family="'Lucida Fax'" style:font-family-generic="roman" style:font-pitch="variable"/>
    <style:font-face style:name="Arial Rounded MT Bold" svg:font-family="'Arial Rounded MT Bold'" style:font-family-generic="swiss" style:font-pitch="variable"/>
    <style:font-face style:name="HP Simplified" svg:font-family="'HP Simplifi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02:59:55.132000000</meta:creation-date>
    <dc:date>2017-01-11T03:33:12.133000000</dc:date>
    <meta:editing-duration>PT1M45S</meta:editing-duration>
    <meta:editing-cycles>1</meta:editing-cycles>
    <meta:document-statistic meta:object-count="8"/>
    <meta:generator>LibreOffice/5.2.3.3$Windows_x86 LibreOffice_project/d54a8868f08a7b39642414cf2c8ef2f228f780cf</meta:generator>
  </office:meta>
</office:document-meta>
</file>